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f6445" officeooo:paragraph-rsid="000f644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3260b" officeooo:paragraph-rsid="0013260b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2pt" style:text-underline-style="none" fo:font-weight="normal" officeooo:rsid="000fda53" officeooo:paragraph-rsid="000fda53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19d61" officeooo:paragraph-rsid="00119d6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3260b" officeooo:paragraph-rsid="0013260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35292" officeooo:paragraph-rsid="001352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0fda53" officeooo:paragraph-rsid="000fda5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35292" officeooo:paragraph-rsid="0013529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445b4" officeooo:paragraph-rsid="0013529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445b4" officeooo:paragraph-rsid="001445b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56353" officeooo:paragraph-rsid="00156353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Felxbox</text:p>
      <text:p text:style-name="P1"/>
      <text:p text:style-name="P3">Lesson overview:</text:p>
      <text:p text:style-name="P3"/>
      <text:list xml:id="list3983132452" text:style-name="L1">
        <text:list-item>
          <text:p text:style-name="P7">Learn how to position elements using flexbox.</text:p>
        </text:list-item>
        <text:list-item>
          <text:p text:style-name="P7">Learn about flex containers and flex items.</text:p>
        </text:list-item>
        <text:list-item>
          <text:p text:style-name="P7">Learn how to create useful components and layouts that go beyond just stacking and centering items.</text:p>
        </text:list-item>
      </text:list>
      <text:p text:style-name="P3"/>
      <text:p text:style-name="P4">Flexbox essentially lets you position items into rows or columns. These items will “flex” (grow or shrink) based on some simple rules that we can define.</text:p>
      <text:p text:style-name="P4"/>
      <text:p text:style-name="P4">Flex containers and flex items.</text:p>
      <text:p text:style-name="P4"/>
      <text:p text:style-name="P4">A flex item is contained inside of a flex container, which you define in CSS with ‘display: flex;’</text:p>
      <text:p text:style-name="P4">Flex containers can also be considered flex items too, if said flex container exists in another flex containers.</text:p>
      <text:p text:style-name="P4"/>
      <text:p text:style-name="P5">Creating and nesting multiple flex containers and items is the primary way we will be building complex layouts.</text:p>
      <text:p text:style-name="P5"/>
      <text:p text:style-name="P2">Growing and Shrinking</text:p>
      <text:p text:style-name="P2"/>
      <text:p text:style-name="P5">Here I will learn the 3 properties that are defined by the flex shorthand, and how to use them individually.</text:p>
      <text:p text:style-name="P5"/>
      <text:p text:style-name="P5">The Flex Shorthand:</text:p>
      <text:p text:style-name="P5"/>
      <text:p text:style-name="P5"><text:tab/>The ‘flex’ declaration is actually a shorthand for 3 properties that you can set on a flex item. These properties affect how flex items size themselves within their container.</text:p>
      <text:p text:style-name="P5"/>
      <text:p text:style-name="P5">‘flex’ is actually shorthand for → flex-grow, flex-shrink, and flex-basis.</text:p>
      <text:p text:style-name="P5"/>
      <text:p text:style-name="P5">‘flex: 1;’ would end up meaning flex-grow: 1, flex-shrink: 1, and flex-basis: 0</text:p>
      <text:p text:style-name="P5"/>
      <text:p text:style-name="P6">What is flex-basis?:</text:p>
      <text:p text:style-name="P6"/>
      <text:p text:style-name="P6">flex-basis simply sets the initial size of a flex item, so any sort of flex-grow ing or flex-shrink ing starts from that baseline size. The shorthand value defaults to flex-basis: 0%;</text:p>
      <text:p text:style-name="P6"/>
      <text:p text:style-name="P6">If you use a flex-basis value of ‘auto’, it tells the item to check for a width declaration,</text:p>
      <text:p text:style-name="P6"/>
      <text:p text:style-name="P6">There is a difference between the default value of ‘flex-basis’ and the way the flex shorthand defines it if no flex-basis value is given. The actual default value for flex-basis is auto, but when you specify </text:p>
      <text:p text:style-name="P6">‘flex: 1’ on an element, it interprets that as ‘flex: 1 1 0;’. If you want to only adjsut an item’s flex-grow you can simply do so directly without the shorthand. Or you can be more verbose and use the full 3 value shorthand ‘flex: 1 1 auto’ which is also equivalent to using ‘flex: auto’ </text:p>
      <text:p text:style-name="P9"><text:soft-page-break/></text:p>
      <text:p text:style-name="P10">try to remember the ‘min, max, ideal size’ model when using flexbox.</text:p>
      <text:p text:style-name="P10">Also remember that the content of an element can impact how values work together.</text:p>
      <text:p text:style-name="P10"/>
      <text:p text:style-name="P11">REMEMBER → flex: auto; = flex: 1 1 auto;</text:p>
      <text:p text:style-name="P10"/>
      <text:p text:style-name="P10"/>
      <text:p text:style-name="P5"/>
      <text:p text:style-name="P5"/>
      <text:p text:style-name="P5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0:10:51.110119930</meta:creation-date>
    <dc:date>2023-03-20T13:54:12.355345609</dc:date>
    <meta:editing-duration>PT56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380" meta:character-count="2193" meta:non-whitespace-character-count="1837"/>
  </office:meta>
</office:document-meta>
</file>